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fo:padding="0.049cm" fo:border="0.002cm solid #e3e3e3" style:writing-mode="lr-tb"/>
    </style:style>
    <style:style style:name="P2" style:family="paragraph" style:parent-style-name="Preformatted_20_Text">
      <style:paragraph-properties fo:padding="0.049cm" fo:border="0.002cm solid #e3e3e3"/>
    </style:style>
    <style:style style:name="P3" style:family="paragraph" style:parent-style-name="Preformatted_20_Text">
      <style:paragraph-properties fo:padding="0.049cm" fo:border="0.002cm solid #e3e3e3" style:writing-mode="lr-tb"/>
    </style:style>
    <style:style style:name="P4" style:family="paragraph" style:parent-style-name="Heading_20_4">
      <style:paragraph-properties fo:padding="0.049cm" fo:border="0.002cm solid #e3e3e3"/>
    </style:style>
    <style:style style:name="P5" style:family="paragraph" style:parent-style-name="Heading_20_3">
      <style:paragraph-properties fo:padding="0.049cm" fo:border="0.002cm solid #e3e3e3"/>
    </style:style>
    <style:style style:name="P6" style:family="paragraph" style:parent-style-name="Text_20_body">
      <style:paragraph-properties fo:margin-top="0cm" fo:margin-bottom="0cm" fo:padding="0.049cm" fo:border="0.002cm solid #e3e3e3"/>
    </style:style>
    <style:style style:name="P7" style:family="paragraph" style:parent-style-name="Text_20_body" style:list-style-name="L1">
      <style:paragraph-properties fo:margin-top="0cm" fo:margin-bottom="0cm" fo:padding="0.049cm" fo:border="0.002cm solid #e3e3e3"/>
    </style:style>
    <style:style style:name="P8" style:family="paragraph" style:parent-style-name="Text_20_body" style:list-style-name="L2">
      <style:paragraph-properties fo:margin-top="0cm" fo:margin-bottom="0cm" fo:padding="0.049cm" fo:border="0.002cm solid #e3e3e3"/>
    </style:style>
    <style:style style:name="P9" style:family="paragraph" style:parent-style-name="Text_20_body" style:list-style-name="L3">
      <style:paragraph-properties fo:margin-top="0cm" fo:margin-bottom="0cm" fo:padding="0.049cm" fo:border="0.002cm solid #e3e3e3"/>
    </style:style>
    <style:style style:name="P10" style:family="paragraph" style:parent-style-name="Text_20_body" style:list-style-name="L4">
      <style:paragraph-properties fo:margin-top="0cm" fo:margin-bottom="0cm" fo:padding="0.049cm" fo:border="0.002cm solid #e3e3e3"/>
    </style:style>
    <style:style style:name="P11" style:family="paragraph" style:parent-style-name="Text_20_body" style:list-style-name="L5">
      <style:paragraph-properties fo:margin-top="0cm" fo:margin-bottom="0cm" fo:padding="0.049cm" fo:border="0.002cm solid #e3e3e3"/>
    </style:style>
    <style:style style:name="P12" style:family="paragraph" style:parent-style-name="Text_20_body" style:list-style-name="L6">
      <style:paragraph-properties fo:margin-top="0cm" fo:margin-bottom="0cm" fo:padding="0.049cm" fo:border="0.002cm solid #e3e3e3"/>
    </style:style>
    <style:style style:name="P13" style:family="paragraph" style:parent-style-name="Text_20_body" style:list-style-name="L7">
      <style:paragraph-properties fo:margin-top="0cm" fo:margin-bottom="0cm" fo:padding="0.049cm" fo:border="0.002cm solid #e3e3e3"/>
    </style:style>
    <style:style style:name="P14" style:family="paragraph" style:parent-style-name="Text_20_body" style:list-style-name="L8">
      <style:paragraph-properties fo:margin-top="0cm" fo:margin-bottom="0cm" fo:padding="0.049cm" fo:border="0.002cm solid #e3e3e3"/>
    </style:style>
    <style:style style:name="P15" style:family="paragraph" style:parent-style-name="Text_20_body">
      <style:paragraph-properties fo:padding="0.049cm" fo:border="0.002cm solid #e3e3e3"/>
    </style:style>
    <style:style style:name="P16" style:family="paragraph" style:parent-style-name="Text_20_body" style:list-style-name="L1">
      <style:paragraph-properties fo:padding="0.049cm" fo:border="0.002cm solid #e3e3e3"/>
    </style:style>
    <style:style style:name="P17" style:family="paragraph" style:parent-style-name="Text_20_body" style:list-style-name="L2">
      <style:paragraph-properties fo:padding="0.049cm" fo:border="0.002cm solid #e3e3e3"/>
    </style:style>
    <style:style style:name="P18" style:family="paragraph" style:parent-style-name="Text_20_body" style:list-style-name="L3">
      <style:paragraph-properties fo:padding="0.049cm" fo:border="0.002cm solid #e3e3e3"/>
    </style:style>
    <style:style style:name="P19" style:family="paragraph" style:parent-style-name="Text_20_body" style:list-style-name="L4">
      <style:paragraph-properties fo:padding="0.049cm" fo:border="0.002cm solid #e3e3e3"/>
    </style:style>
    <style:style style:name="P20" style:family="paragraph" style:parent-style-name="Text_20_body" style:list-style-name="L5">
      <style:paragraph-properties fo:padding="0.049cm" fo:border="0.002cm solid #e3e3e3"/>
    </style:style>
    <style:style style:name="P21" style:family="paragraph" style:parent-style-name="Text_20_body" style:list-style-name="L6">
      <style:paragraph-properties fo:padding="0.049cm" fo:border="0.002cm solid #e3e3e3"/>
    </style:style>
    <style:style style:name="P22" style:family="paragraph" style:parent-style-name="Text_20_body" style:list-style-name="L7">
      <style:paragraph-properties fo:padding="0.049cm" fo:border="0.002cm solid #e3e3e3"/>
    </style:style>
    <style:style style:name="P23" style:family="paragraph" style:parent-style-name="Text_20_body" style:list-style-name="L8">
      <style:paragraph-properties fo:padding="0.049cm" fo:border="0.002cm solid #e3e3e3"/>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ara explorar en detalle la refactorización y el uso de patrones de diseño en Java, comenzaremos con un ejemplo práctico de un programa básico que no utiliza un enfoque orientado a objetos. Luego, lo refactorizaremos para implementar el patrón de diseño Memento, que es útil para manejar estados de objetos de manera eficiente. A lo largo del proceso, analizaremos la motivación detrás de cada paso, discutiremos las desventajas del enfoque original, y detallaremos las ventajas del patrón utilizado.</text:p>
      <text:h text:style-name="P5" text:outline-level="3">Ejemplo Inicial: Programa sin Enfoque Orientado a Objetos</text:h>
      <text:p text:style-name="P15">Supongamos que tenemos un programa simple para manejar el estado de un artículo en una tienda, que puede estar disponible, reservado, o vendido. Inicialmente, el programa no está diseñado con un enfoque orientado a objetos.</text:p>
      <text:p text:style-name="P2">java</text:p>
      <text:p text:style-name="P2">Copiar código</text:p>
      <text:p text:style-name="P3"><text:span text:style-name="Source_20_Text">class Store {</text:span></text:p>
      <text:p text:style-name="P3"><text:span text:style-name="Source_20_Text"><text:s text:c="4"/>static String itemStatus = "available"; <text:s/>// Estado inicial del artículo</text:span></text:p>
      <text:p text:style-name="P3"/>
      <text:p text:style-name="P3"><text:span text:style-name="Source_20_Text"><text:s text:c="4"/>public static void main(String[] args) {</text:span></text:p>
      <text:p text:style-name="P3"><text:span text:style-name="Source_20_Text"><text:s text:c="8"/>System.out.println("Estado inicial: " + itemStatus);</text:span></text:p>
      <text:p text:style-name="P3"><text:span text:style-name="Source_20_Text"><text:s text:c="8"/>// El artículo se reserva</text:span></text:p>
      <text:p text:style-name="P3"><text:span text:style-name="Source_20_Text"><text:s text:c="8"/>itemStatus = "reserved";</text:span></text:p>
      <text:p text:style-name="P3"><text:span text:style-name="Source_20_Text"><text:s text:c="8"/>System.out.println("Estado después de reservar: " + itemStatus);</text:span></text:p>
      <text:p text:style-name="P3"><text:span text:style-name="Source_20_Text"><text:s text:c="8"/>// El artículo se vende</text:span></text:p>
      <text:p text:style-name="P3"><text:span text:style-name="Source_20_Text"><text:s text:c="8"/>itemStatus = "sold";</text:span></text:p>
      <text:p text:style-name="P3"><text:span text:style-name="Source_20_Text"><text:s text:c="8"/>System.out.println("Estado después de vender: " + itemStatus);</text:span></text:p>
      <text:p text:style-name="P3"><text:span text:style-name="Source_20_Text"><text:s text:c="8"/>// Intento de regresar al estado "reservado"</text:span></text:p>
      <text:p text:style-name="P3"><text:span text:style-name="Source_20_Text"><text:s text:c="8"/>// ¡No hay manera de hacerlo sin modificar manualmente!</text:span></text:p>
      <text:p text:style-name="P3"><text:span text:style-name="Source_20_Text"><text:s text:c="8"/>itemStatus = "reserved";</text:span></text:p>
      <text:p text:style-name="P3"><text:span text:style-name="Source_20_Text"><text:s text:c="8"/>System.out.println("Estado después de intentar revertir: " + itemStatus);</text:span></text:p>
      <text:p text:style-name="P3"><text:span text:style-name="Source_20_Text"><text:s text:c="4"/>}</text:span></text:p>
      <text:p text:style-name="P1"><text:span text:style-name="Source_20_Text">}</text:span></text:p>
      <text:h text:style-name="P5" text:outline-level="3">Motivación para la Refactorización</text:h>
      <text:h text:style-name="P4" text:outline-level="4">Desventajas del Programa Original</text:h>
      <text:list xml:id="list1613349431322761271" text:style-name="L1">
        <text:list-item>
          <text:p text:style-name="P7"><text:span text:style-name="Strong_20_Emphasis">Acoplamiento y Flexibilidad:</text:span> El estado del artículo está fuertemente acoplado y cualquier cambio en el manejo de estados requeriría modificar el código central.</text:p>
        </text:list-item>
        <text:list-item>
          <text:p text:style-name="P7"><text:span text:style-name="Strong_20_Emphasis">Manejabilidad y Escalabilidad:</text:span> No es posible revertir cambios de estado de manera controlada o guardar estados históricos para una auditoría o deshacer operaciones.</text:p>
        </text:list-item>
        <text:list-item>
          <text:p text:style-name="P7"><text:span text:style-name="Strong_20_Emphasis">Violación de Principios SOLID:</text:span></text:p>
          <text:list>
            <text:list-item>
              <text:p text:style-name="P7"><text:span text:style-name="Strong_20_Emphasis">Single Responsibility Principle (SRP):</text:span> La clase <text:span text:style-name="Source_20_Text">Store</text:span> maneja tanto la lógica del estado del artículo como la interacción directa con el flujo del programa.</text:p>
            </text:list-item>
            <text:list-item>
              <text:p text:style-name="P16"><text:span text:style-name="Strong_20_Emphasis">Open/Closed Principle (OCP):</text:span> Para añadir nuevos estados o manejar diferentes tipos de artículos, es necesario modificar el código existente.</text:p>
            </text:list-item>
          </text:list>
        </text:list-item>
      </text:list>
      <text:h text:style-name="P5" text:outline-level="3">Refactorización Utilizando el Patrón Memento</text:h>
      <text:p text:style-name="P15">El patrón Memento permite guardar y restaurar el estado anterior de un objeto sin revelar los detalles de su implementación. Esto se logra mediante tres componentes:</text:p>
      <text:list xml:id="list7580359693830105342" text:style-name="L2">
        <text:list-item>
          <text:p text:style-name="P8"><text:soft-page-break/><text:span text:style-name="Strong_20_Emphasis">Originator:</text:span> El objeto cuyo estado se desea salvar.</text:p>
        </text:list-item>
        <text:list-item>
          <text:p text:style-name="P8"><text:span text:style-name="Strong_20_Emphasis">Memento:</text:span> Una representación del estado del originator.</text:p>
        </text:list-item>
        <text:list-item>
          <text:p text:style-name="P17"><text:span text:style-name="Strong_20_Emphasis">Caretaker:</text:span> Controla cuándo se guarda y se restaura el estado del originator usando el memento.</text:p>
        </text:list-item>
      </text:list>
      <text:h text:style-name="P4" text:outline-level="4">Implementación Refactorizada</text:h>
      <text:p text:style-name="P2">java</text:p>
      <text:p text:style-name="P2">Copiar código</text:p>
      <text:p text:style-name="P3"><text:span text:style-name="Source_20_Text">import java.util.*;</text:span></text:p>
      <text:p text:style-name="P3"/>
      <text:p text:style-name="P3"><text:span text:style-name="Source_20_Text">// Originator</text:span></text:p>
      <text:p text:style-name="P3"><text:span text:style-name="Source_20_Text">class Item {</text:span></text:p>
      <text:p text:style-name="P3"><text:span text:style-name="Source_20_Text"><text:s text:c="4"/>private String state;</text:span></text:p>
      <text:p text:style-name="P3"/>
      <text:p text:style-name="P3"><text:span text:style-name="Source_20_Text"><text:s text:c="4"/>public void setState(String state) {</text:span></text:p>
      <text:p text:style-name="P3"><text:span text:style-name="Source_20_Text"><text:s text:c="8"/>this.state = state;</text:span></text:p>
      <text:p text:style-name="P3"><text:span text:style-name="Source_20_Text"><text:s text:c="4"/>}</text:span></text:p>
      <text:p text:style-name="P3"/>
      <text:p text:style-name="P3"><text:span text:style-name="Source_20_Text"><text:s text:c="4"/>public String getState() {</text:span></text:p>
      <text:p text:style-name="P3"><text:span text:style-name="Source_20_Text"><text:s text:c="8"/>return state;</text:span></text:p>
      <text:p text:style-name="P3"><text:span text:style-name="Source_20_Text"><text:s text:c="4"/>}</text:span></text:p>
      <text:p text:style-name="P3"/>
      <text:p text:style-name="P3"><text:span text:style-name="Source_20_Text"><text:s text:c="4"/>public Memento saveStateToMemento() {</text:span></text:p>
      <text:p text:style-name="P3"><text:span text:style-name="Source_20_Text"><text:s text:c="8"/>return new Memento(state);</text:span></text:p>
      <text:p text:style-name="P3"><text:span text:style-name="Source_20_Text"><text:s text:c="4"/>}</text:span></text:p>
      <text:p text:style-name="P3"/>
      <text:p text:style-name="P3"><text:span text:style-name="Source_20_Text"><text:s text:c="4"/>public void getStateFromMemento(Memento memento) {</text:span></text:p>
      <text:p text:style-name="P3"><text:span text:style-name="Source_20_Text"><text:s text:c="8"/>state = memento.getState();</text:span></text:p>
      <text:p text:style-name="P3"><text:span text:style-name="Source_20_Text"><text:s text:c="4"/>}</text:span></text:p>
      <text:p text:style-name="P3"><text:span text:style-name="Source_20_Text">}</text:span></text:p>
      <text:p text:style-name="P3"/>
      <text:p text:style-name="P3"><text:span text:style-name="Source_20_Text">// Memento</text:span></text:p>
      <text:p text:style-name="P3"><text:span text:style-name="Source_20_Text">class Memento {</text:span></text:p>
      <text:p text:style-name="P3"><text:span text:style-name="Source_20_Text"><text:s text:c="4"/>private final String state;</text:span></text:p>
      <text:p text:style-name="P3"/>
      <text:p text:style-name="P3"><text:span text:style-name="Source_20_Text"><text:s text:c="4"/>public Memento(String state) {</text:span></text:p>
      <text:p text:style-name="P3"><text:span text:style-name="Source_20_Text"><text:s text:c="8"/>this.state = state;</text:span></text:p>
      <text:p text:style-name="P3"><text:span text:style-name="Source_20_Text"><text:s text:c="4"/>}</text:span></text:p>
      <text:p text:style-name="P3"/>
      <text:p text:style-name="P3"><text:span text:style-name="Source_20_Text"><text:s text:c="4"/>public String getState() {</text:span></text:p>
      <text:p text:style-name="P3"><text:span text:style-name="Source_20_Text"><text:s text:c="8"/>return state;</text:span></text:p>
      <text:p text:style-name="P3"><text:span text:style-name="Source_20_Text"><text:s text:c="4"/>}</text:span></text:p>
      <text:p text:style-name="P3"><text:span text:style-name="Source_20_Text">}</text:span></text:p>
      <text:p text:style-name="P3"/>
      <text:p text:style-name="P3"><text:span text:style-name="Source_20_Text">// Caretaker</text:span></text:p>
      <text:p text:style-name="P3"><text:span text:style-name="Source_20_Text">class Caretaker {</text:span></text:p>
      <text:p text:style-name="P3"><text:span text:style-name="Source_20_Text"><text:s text:c="4"/>private List&lt;Memento&gt; mementoList = new ArrayList&lt;&gt;();</text:span></text:p>
      <text:p text:style-name="P3"/>
      <text:p text:style-name="P3"><text:span text:style-name="Source_20_Text"><text:s text:c="4"/>public void add(Memento state) {</text:span></text:p>
      <text:p text:style-name="P3"><text:span text:style-name="Source_20_Text"><text:s text:c="8"/>mementoList.add(state);</text:span></text:p>
      <text:p text:style-name="P3"><text:span text:style-name="Source_20_Text"><text:s text:c="4"/>}</text:span></text:p>
      <text:p text:style-name="P3"/>
      <text:p text:style-name="P3"><text:span text:style-name="Source_20_Text"><text:s text:c="4"/>public Memento get(int index) {</text:span></text:p>
      <text:p text:style-name="P3"><text:span text:style-name="Source_20_Text"><text:s text:c="8"/>return mementoList.get(index);</text:span></text:p>
      <text:p text:style-name="P3"><text:span text:style-name="Source_20_Text"><text:s text:c="4"/>}</text:span></text:p>
      <text:p text:style-name="P3"><text:span text:style-name="Source_20_Text">}</text:span></text:p>
      <text:p text:style-name="P3"><text:soft-page-break/></text:p>
      <text:p text:style-name="P3"><text:span text:style-name="Source_20_Text">public class Store {</text:span></text:p>
      <text:p text:style-name="P3"><text:span text:style-name="Source_20_Text"><text:s text:c="4"/>public static void main(String[] args) {</text:span></text:p>
      <text:p text:style-name="P3"><text:span text:style-name="Source_20_Text"><text:s text:c="8"/>Item item = new Item();</text:span></text:p>
      <text:p text:style-name="P3"><text:span text:style-name="Source_20_Text"><text:s text:c="8"/>Caretaker caretaker = new Caretaker();</text:span></text:p>
      <text:p text:style-name="P3"/>
      <text:p text:style-name="P3"><text:span text:style-name="Source_20_Text"><text:s text:c="8"/>item.setState("available");</text:span></text:p>
      <text:p text:style-name="P3"><text:span text:style-name="Source_20_Text"><text:s text:c="8"/>caretaker.add(item.saveStateToMemento());</text:span></text:p>
      <text:p text:style-name="P3"/>
      <text:p text:style-name="P3"><text:span text:style-name="Source_20_Text"><text:s text:c="8"/>item.setState("reserved");</text:span></text:p>
      <text:p text:style-name="P3"><text:span text:style-name="Source_20_Text"><text:s text:c="8"/>caretaker.add(item.saveStateToMemento());</text:span></text:p>
      <text:p text:style-name="P3"/>
      <text:p text:style-name="P3"><text:span text:style-name="Source_20_Text"><text:s text:c="8"/>item.setState("sold");</text:span></text:p>
      <text:p text:style-name="P3"><text:span text:style-name="Source_20_Text"><text:s text:c="8"/>System.out.println("Current State: " + item.getState());</text:span></text:p>
      <text:p text:style-name="P3"/>
      <text:p text:style-name="P3"><text:span text:style-name="Source_20_Text"><text:s text:c="8"/>item.getStateFromMemento(caretaker.get(1));</text:span></text:p>
      <text:p text:style-name="P3"><text:span text:style-name="Source_20_Text"><text:s text:c="8"/>System.out.println("First restored state: " + item.getState());</text:span></text:p>
      <text:p text:style-name="P3"/>
      <text:p text:style-name="P3"><text:span text:style-name="Source_20_Text"><text:s text:c="8"/>item.getStateFromMemento(caretaker.get(0));</text:span></text:p>
      <text:p text:style-name="P3"><text:span text:style-name="Source_20_Text"><text:s text:c="8"/>System.out.println("Second restored state: " + item.getState());</text:span></text:p>
      <text:p text:style-name="P3"><text:span text:style-name="Source_20_Text"><text:s text:c="4"/>}</text:span></text:p>
      <text:p text:style-name="P1"><text:span text:style-name="Source_20_Text">}</text:span></text:p>
      <text:h text:style-name="P5" text:outline-level="3">Ventajas del Patrón Memento</text:h>
      <text:list xml:id="list1439889931090441465" text:style-name="L3">
        <text:list-item>
          <text:p text:style-name="P9"><text:span text:style-name="Strong_20_Emphasis">Encapsulación:</text:span> No expone la información del estado. El estado se guarda y se maneja a través de objetos <text:span text:style-name="Source_20_Text">Memento</text:span>.</text:p>
        </text:list-item>
        <text:list-item>
          <text:p text:style-name="P9"><text:span text:style-name="Strong_20_Emphasis">Deshacer Operaciones:</text:span> Permite revertir a estados anteriores de manera sencilla, lo cual es crucial en aplicaciones donde el estado puede cambiar de manera transitoria (como transacciones).</text:p>
        </text:list-item>
        <text:list-item>
          <text:p text:style-name="P18"><text:span text:style-name="Strong_20_Emphasis">Cumple con SOLID:</text:span> Cada clase tiene una sola responsabilidad, y se pueden agregar nuevos estados sin modificar clases existentes.</text:p>
        </text:list-item>
      </text:list>
      <text:h text:style-name="P5" text:outline-level="3">Patrones Similares y Diferencias</text:h>
      <text:list xml:id="list8554288089746148812" text:style-name="L4">
        <text:list-item>
          <text:p text:style-name="P10"><text:span text:style-name="Strong_20_Emphasis">Patrón Command:</text:span> Al igual que Memento, permite operaciones de deshacer. Sin embargo, Command encapsula una acción como un objeto, no sólo el estado.</text:p>
        </text:list-item>
        <text:list-item>
          <text:p text:style-name="P19"><text:span text:style-name="Strong_20_Emphasis">Patrón Snapshot:</text:span> Similar al Memento, pero más orientado a la persistencia y recuperación de estados completos de estructuras de datos complejas.</text:p>
        </text:list-item>
      </text:list>
      <text:h text:style-name="P5" text:outline-level="3">Conclusión</text:h>
      <text:p text:style-name="P15">La refactorización al patrón Memento nos permite manejar cambios de estado de manera más flexible y segura, respetando los principios de diseño SOLID y facilitando la mantenibilidad y expansión futura del software.</text:p>
      <text:p text:style-name="P6"/>
      <text:p text:style-name="Standard"/>
      <text:p text:style-name="Standard"/>
      <text:p text:style-name="Standard"/>
      <text:p text:style-name="Standard"/>
      <text:p text:style-name="P15"><text:soft-page-break/>********************************************************************************************************************************************************************************************************************</text:p>
      <text:p text:style-name="P15">Para refactorizar el ejemplo anterior utilizando Spring Boot e inyección de dependencias, vamos a mejorar la organización del código mediante el uso de componentes gestionados por Spring. Esto incluirá definir servicios para manejar la lógica de negocio y utilizar la inyección de dependencias para desacoplar el manejo de estados del objeto <text:span text:style-name="Source_20_Text">Item</text:span>.</text:p>
      <text:h text:style-name="P5" text:outline-level="3">Configuración Inicial de Spring Boot</text:h>
      <text:p text:style-name="P15">Primero, necesitas configurar un proyecto Spring Boot. Puedes hacerlo fácilmente a través de <text:a xlink:type="simple" xlink:href="https://start.spring.io/" office:target-frame-name="_new" xlink:show="replace" text:style-name="Internet_20_link" text:visited-style-name="Visited_20_Internet_20_Link">Spring Initializr</text:a> seleccionando las dependencias necesarias, como Spring Web y cualquier otra que creas que puedas necesitar. Para este ejemplo básico, no necesitaremos más que el soporte básico de Spring Boot.</text:p>
      <text:h text:style-name="P5" text:outline-level="3">Estructura de Clases Refactorizada</text:h>
      <text:p text:style-name="P15">Vamos a separar las responsabilidades en varias clases:</text:p>
      <text:list xml:id="list5826022895415507405" text:style-name="L5">
        <text:list-item>
          <text:p text:style-name="P11"><text:span text:style-name="Strong_20_Emphasis">Modelo </text:span><text:span text:style-name="Strong_20_Emphasis"><text:span text:style-name="Source_20_Text">Item</text:span></text:span> - Representará la entidad con su estado.</text:p>
        </text:list-item>
        <text:list-item>
          <text:p text:style-name="P11"><text:span text:style-name="Strong_20_Emphasis">Clase </text:span><text:span text:style-name="Strong_20_Emphasis"><text:span text:style-name="Source_20_Text">Memento</text:span></text:span> - Para almacenar los estados.</text:p>
        </text:list-item>
        <text:list-item>
          <text:p text:style-name="P11"><text:span text:style-name="Strong_20_Emphasis">Servicio </text:span><text:span text:style-name="Strong_20_Emphasis"><text:span text:style-name="Source_20_Text">Caretaker</text:span></text:span> - Para manejar los mementos.</text:p>
        </text:list-item>
        <text:list-item>
          <text:p text:style-name="P20"><text:span text:style-name="Strong_20_Emphasis">Controlador </text:span><text:span text:style-name="Strong_20_Emphasis"><text:span text:style-name="Source_20_Text">ItemController</text:span></text:span> - Para interactuar con la aplicación a través de una API REST.</text:p>
        </text:list-item>
      </text:list>
      <text:h text:style-name="P4" text:outline-level="4">1. Modelo <text:span text:style-name="Source_20_Text">Item</text:span></text:h>
      <text:p text:style-name="P2">java</text:p>
      <text:p text:style-name="P2">Copiar código</text:p>
      <text:p text:style-name="P3"><text:span text:style-name="Source_20_Text">package com.example.demo.model;</text:span></text:p>
      <text:p text:style-name="P3"/>
      <text:p text:style-name="P3"><text:span text:style-name="Source_20_Text">public class Item {</text:span></text:p>
      <text:p text:style-name="P3"><text:span text:style-name="Source_20_Text"><text:s text:c="4"/>private String state;</text:span></text:p>
      <text:p text:style-name="P3"/>
      <text:p text:style-name="P3"><text:span text:style-name="Source_20_Text"><text:s text:c="4"/>public void setState(String state) {</text:span></text:p>
      <text:p text:style-name="P3"><text:span text:style-name="Source_20_Text"><text:s text:c="8"/>this.state = state;</text:span></text:p>
      <text:p text:style-name="P3"><text:span text:style-name="Source_20_Text"><text:s text:c="4"/>}</text:span></text:p>
      <text:p text:style-name="P3"/>
      <text:p text:style-name="P3"><text:span text:style-name="Source_20_Text"><text:s text:c="4"/>public String getState() {</text:span></text:p>
      <text:p text:style-name="P3"><text:span text:style-name="Source_20_Text"><text:s text:c="8"/>return state;</text:span></text:p>
      <text:p text:style-name="P3"><text:span text:style-name="Source_20_Text"><text:s text:c="4"/>}</text:span></text:p>
      <text:p text:style-name="P1"><text:span text:style-name="Source_20_Text">}</text:span></text:p>
      <text:h text:style-name="P4" text:outline-level="4">2. Clase <text:span text:style-name="Source_20_Text">Memento</text:span></text:h>
      <text:p text:style-name="P2">java</text:p>
      <text:p text:style-name="P2">Copiar código</text:p>
      <text:p text:style-name="P3"><text:span text:style-name="Source_20_Text">package com.example.demo.model;</text:span></text:p>
      <text:p text:style-name="P3"/>
      <text:p text:style-name="P3"><text:span text:style-name="Source_20_Text">public class Memento {</text:span></text:p>
      <text:p text:style-name="P3"><text:span text:style-name="Source_20_Text"><text:s text:c="4"/>private final String state;</text:span></text:p>
      <text:p text:style-name="P3"/>
      <text:p text:style-name="P3"><text:soft-page-break/><text:span text:style-name="Source_20_Text"><text:s text:c="4"/>public Memento(String state) {</text:span></text:p>
      <text:p text:style-name="P3"><text:span text:style-name="Source_20_Text"><text:s text:c="8"/>this.state = state;</text:span></text:p>
      <text:p text:style-name="P3"><text:span text:style-name="Source_20_Text"><text:s text:c="4"/>}</text:span></text:p>
      <text:p text:style-name="P3"/>
      <text:p text:style-name="P3"><text:span text:style-name="Source_20_Text"><text:s text:c="4"/>public String getState() {</text:span></text:p>
      <text:p text:style-name="P3"><text:span text:style-name="Source_20_Text"><text:s text:c="8"/>return state;</text:span></text:p>
      <text:p text:style-name="P3"><text:span text:style-name="Source_20_Text"><text:s text:c="4"/>}</text:span></text:p>
      <text:p text:style-name="P1"><text:span text:style-name="Source_20_Text">}</text:span></text:p>
      <text:h text:style-name="P4" text:outline-level="4">3. Servicio <text:span text:style-name="Source_20_Text">Caretaker</text:span></text:h>
      <text:p text:style-name="P2">java</text:p>
      <text:p text:style-name="P2">Copiar código</text:p>
      <text:p text:style-name="P3"><text:span text:style-name="Source_20_Text">package com.example.demo.service;</text:span></text:p>
      <text:p text:style-name="P3"/>
      <text:p text:style-name="P3"><text:span text:style-name="Source_20_Text">import com.example.demo.model.Memento;</text:span></text:p>
      <text:p text:style-name="P3"><text:span text:style-name="Source_20_Text">import org.springframework.stereotype.Service;</text:span></text:p>
      <text:p text:style-name="P3"><text:span text:style-name="Source_20_Text">import java.util.ArrayList;</text:span></text:p>
      <text:p text:style-name="P3"><text:span text:style-name="Source_20_Text">import java.util.List;</text:span></text:p>
      <text:p text:style-name="P3"/>
      <text:p text:style-name="P3"><text:span text:style-name="Source_20_Text">@Service</text:span></text:p>
      <text:p text:style-name="P3"><text:span text:style-name="Source_20_Text">public class Caretaker {</text:span></text:p>
      <text:p text:style-name="P3"><text:span text:style-name="Source_20_Text"><text:s text:c="4"/>private List&lt;Memento&gt; mementoList = new ArrayList&lt;&gt;();</text:span></text:p>
      <text:p text:style-name="P3"/>
      <text:p text:style-name="P3"><text:span text:style-name="Source_20_Text"><text:s text:c="4"/>public void addMemento(Memento memento) {</text:span></text:p>
      <text:p text:style-name="P3"><text:span text:style-name="Source_20_Text"><text:s text:c="8"/>mementoList.add(memento);</text:span></text:p>
      <text:p text:style-name="P3"><text:span text:style-name="Source_20_Text"><text:s text:c="4"/>}</text:span></text:p>
      <text:p text:style-name="P3"/>
      <text:p text:style-name="P3"><text:span text:style-name="Source_20_Text"><text:s text:c="4"/>public Memento getMemento(int index) {</text:span></text:p>
      <text:p text:style-name="P3"><text:span text:style-name="Source_20_Text"><text:s text:c="8"/>return mementoList.get(index);</text:span></text:p>
      <text:p text:style-name="P3"><text:span text:style-name="Source_20_Text"><text:s text:c="4"/>}</text:span></text:p>
      <text:p text:style-name="P1"><text:span text:style-name="Source_20_Text">}</text:span></text:p>
      <text:h text:style-name="P4" text:outline-level="4">4. Controlador <text:span text:style-name="Source_20_Text">ItemController</text:span></text:h>
      <text:p text:style-name="P2">java</text:p>
      <text:p text:style-name="P2">Copiar código</text:p>
      <text:p text:style-name="P3"><text:span text:style-name="Source_20_Text">package com.example.demo.controller;</text:span></text:p>
      <text:p text:style-name="P3"/>
      <text:p text:style-name="P3"><text:span text:style-name="Source_20_Text">import com.example.demo.model.Item;</text:span></text:p>
      <text:p text:style-name="P3"><text:span text:style-name="Source_20_Text">import com.example.demo.model.Memento;</text:span></text:p>
      <text:p text:style-name="P3"><text:span text:style-name="Source_20_Text">import com.example.demo.service.Caretaker;</text:span></text:p>
      <text:p text:style-name="P3"><text:span text:style-name="Source_20_Text">import org.springframework.beans.factory.annotation.Autowired;</text:span></text:p>
      <text:p text:style-name="P3"><text:span text:style-name="Source_20_Text">import org.springframework.web.bind.annotation.*;</text:span></text:p>
      <text:p text:style-name="P3"/>
      <text:p text:style-name="P3"><text:span text:style-name="Source_20_Text">@RestController</text:span></text:p>
      <text:p text:style-name="P3"><text:span text:style-name="Source_20_Text">@RequestMapping("/item")</text:span></text:p>
      <text:p text:style-name="P3"><text:span text:style-name="Source_20_Text">public class ItemController {</text:span></text:p>
      <text:p text:style-name="P3"/>
      <text:p text:style-name="P3"><text:span text:style-name="Source_20_Text"><text:s text:c="4"/>@Autowired</text:span></text:p>
      <text:p text:style-name="P3"><text:span text:style-name="Source_20_Text"><text:s text:c="4"/>private Caretaker caretaker;</text:span></text:p>
      <text:p text:style-name="P3"><text:span text:style-name="Source_20_Text"><text:s text:c="4"/>private final Item item = new Item();</text:span></text:p>
      <text:p text:style-name="P3"/>
      <text:p text:style-name="P3"><text:span text:style-name="Source_20_Text"><text:s text:c="4"/>@PostMapping("/set")</text:span></text:p>
      <text:p text:style-name="P3"><text:span text:style-name="Source_20_Text"><text:s text:c="4"/>public String setItemState(@RequestParam String state) {</text:span></text:p>
      <text:p text:style-name="P3"><text:span text:style-name="Source_20_Text"><text:s text:c="8"/>item.setState(state);</text:span></text:p>
      <text:p text:style-name="P3"><text:span text:style-name="Source_20_Text"><text:s text:c="8"/>caretaker.addMemento(new Memento(state));</text:span></text:p>
      <text:p text:style-name="P3"><text:soft-page-break/><text:span text:style-name="Source_20_Text"><text:s text:c="8"/>return "State updated to: " + state;</text:span></text:p>
      <text:p text:style-name="P3"><text:span text:style-name="Source_20_Text"><text:s text:c="4"/>}</text:span></text:p>
      <text:p text:style-name="P3"/>
      <text:p text:style-name="P3"><text:span text:style-name="Source_20_Text"><text:s text:c="4"/>@GetMapping("/get/{index}")</text:span></text:p>
      <text:p text:style-name="P3"><text:span text:style-name="Source_20_Text"><text:s text:c="4"/>public String getState(@PathVariable int index) {</text:span></text:p>
      <text:p text:style-name="P3"><text:span text:style-name="Source_20_Text"><text:s text:c="8"/>item.setState(caretaker.getMemento(index).getState());</text:span></text:p>
      <text:p text:style-name="P3"><text:span text:style-name="Source_20_Text"><text:s text:c="8"/>return "Item state restored to: " + item.getState();</text:span></text:p>
      <text:p text:style-name="P3"><text:span text:style-name="Source_20_Text"><text:s text:c="4"/>}</text:span></text:p>
      <text:p text:style-name="P1"><text:span text:style-name="Source_20_Text">}</text:span></text:p>
      <text:h text:style-name="P5" text:outline-level="3">Explicación de la Refactorización</text:h>
      <text:list xml:id="list3042708636281392738" text:style-name="L6">
        <text:list-item>
          <text:p text:style-name="P12"><text:span text:style-name="Strong_20_Emphasis">Inyección de Dependencias:</text:span> El uso de <text:span text:style-name="Source_20_Text">@Autowired</text:span> en <text:span text:style-name="Source_20_Text">ItemController</text:span> para inyectar <text:span text:style-name="Source_20_Text">Caretaker</text:span> simplifica la gestión de dependencias y la configuración del servicio.</text:p>
        </text:list-item>
        <text:list-item>
          <text:p text:style-name="P12"><text:span text:style-name="Strong_20_Emphasis">Desacoplamiento:</text:span> La lógica de manejo de estados y su almacenamiento está claramente separada entre el modelo, el servicio y el controlador.</text:p>
        </text:list-item>
        <text:list-item>
          <text:p text:style-name="P21"><text:span text:style-name="Strong_20_Emphasis">Facilidad de Expansión:</text:span> Se pueden añadir nuevos servicios o controladores sin alterar significativamente los componentes existentes.</text:p>
        </text:list-item>
      </text:list>
      <text:p text:style-name="P15">Esta refactorización no solo mejora la organización del código utilizando el potencial completo de Spring Boot, sino que también facilita la mantenibilidad y la expansión futura del proyecto, haciendo un uso efectivo de la inyección de dependencias para desacoplar los componen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oft-page-break/>********************************************************************************************************************************************************************************************************</text:p>
      <text:p text:style-name="P15">Refactorizar el ejemplo del manejo de estados de un artículo utilizando programación funcional en Java implica un cambio en el enfoque hacia la inmutabilidad, las funciones como ciudadanos de primera clase y la minimización de efectos secundarios. Java no es un lenguaje puramente funcional, pero desde Java 8 en adelante, incorpora características que permiten un estilo de programación más funcional, como las expresiones lambda, <text:span text:style-name="Source_20_Text">Stream API</text:span>, y clases como <text:span text:style-name="Source_20_Text">Optional</text:span>.</text:p>
      <text:h text:style-name="P5" text:outline-level="3">Cambios Propuestos</text:h>
      <text:p text:style-name="P15">Para adaptar el manejo de estados de un artículo usando un estilo más funcional:</text:p>
      <text:list xml:id="list4076640898925619255" text:style-name="L7">
        <text:list-item>
          <text:p text:style-name="P13"><text:span text:style-name="Strong_20_Emphasis">Usar inmutabilidad:</text:span> Las entidades y los mementos serán inmutables.</text:p>
        </text:list-item>
        <text:list-item>
          <text:p text:style-name="P13"><text:span text:style-name="Strong_20_Emphasis">Minimizar los efectos secundarios:</text:span> Las operaciones que cambian el estado devolverán nuevas instancias en lugar de modificar las existentes.</text:p>
        </text:list-item>
        <text:list-item>
          <text:p text:style-name="P22"><text:span text:style-name="Strong_20_Emphasis">Utilizar funciones de primera clase:</text:span> Implementar lógica de negocios y operaciones de estado como funciones que pueden ser pasadas y manipuladas.</text:p>
        </text:list-item>
      </text:list>
      <text:h text:style-name="P5" text:outline-level="3">Implementación Funcional</text:h>
      <text:h text:style-name="P4" text:outline-level="4">Modelo <text:span text:style-name="Source_20_Text">Item</text:span> Inmutable</text:h>
      <text:p text:style-name="P2">java</text:p>
      <text:p text:style-name="P2">Copiar código</text:p>
      <text:p text:style-name="P3"><text:span text:style-name="Source_20_Text">package com.example.demo.model;</text:span></text:p>
      <text:p text:style-name="P3"/>
      <text:p text:style-name="P3"><text:span text:style-name="Source_20_Text">public class Item {</text:span></text:p>
      <text:p text:style-name="P3"><text:span text:style-name="Source_20_Text"><text:s text:c="4"/>private final String state;</text:span></text:p>
      <text:p text:style-name="P3"/>
      <text:p text:style-name="P3"><text:span text:style-name="Source_20_Text"><text:s text:c="4"/>public Item(String state) {</text:span></text:p>
      <text:p text:style-name="P3"><text:span text:style-name="Source_20_Text"><text:s text:c="8"/>this.state = state;</text:span></text:p>
      <text:p text:style-name="P3"><text:span text:style-name="Source_20_Text"><text:s text:c="4"/>}</text:span></text:p>
      <text:p text:style-name="P3"/>
      <text:p text:style-name="P3"><text:span text:style-name="Source_20_Text"><text:s text:c="4"/>public String getState() {</text:span></text:p>
      <text:p text:style-name="P3"><text:span text:style-name="Source_20_Text"><text:s text:c="8"/>return state;</text:span></text:p>
      <text:p text:style-name="P3"><text:span text:style-name="Source_20_Text"><text:s text:c="4"/>}</text:span></text:p>
      <text:p text:style-name="P3"/>
      <text:p text:style-name="P3"><text:span text:style-name="Source_20_Text"><text:s text:c="4"/>public Item changeState(String newState) {</text:span></text:p>
      <text:p text:style-name="P3"><text:span text:style-name="Source_20_Text"><text:s text:c="8"/>return new Item(newState); // Retorna una nueva instancia en lugar de modificar el estado actual</text:span></text:p>
      <text:p text:style-name="P3"><text:span text:style-name="Source_20_Text"><text:s text:c="4"/>}</text:span></text:p>
      <text:p text:style-name="P1"><text:span text:style-name="Source_20_Text">}</text:span></text:p>
      <text:h text:style-name="P4" text:outline-level="4">Clase <text:span text:style-name="Source_20_Text">Memento</text:span> Inmutable</text:h>
      <text:p text:style-name="P2">java</text:p>
      <text:p text:style-name="P2">Copiar código</text:p>
      <text:p text:style-name="P3"><text:span text:style-name="Source_20_Text">package com.example.demo.model;</text:span></text:p>
      <text:p text:style-name="P3"/>
      <text:p text:style-name="P3"><text:span text:style-name="Source_20_Text">public class Memento {</text:span></text:p>
      <text:p text:style-name="P3"><text:span text:style-name="Source_20_Text"><text:s text:c="4"/>private final String state;</text:span></text:p>
      <text:p text:style-name="P3"><text:soft-page-break/></text:p>
      <text:p text:style-name="P3"><text:span text:style-name="Source_20_Text"><text:s text:c="4"/>public Memento(String state) {</text:span></text:p>
      <text:p text:style-name="P3"><text:span text:style-name="Source_20_Text"><text:s text:c="8"/>this.state = state;</text:span></text:p>
      <text:p text:style-name="P3"><text:span text:style-name="Source_20_Text"><text:s text:c="4"/>}</text:span></text:p>
      <text:p text:style-name="P3"/>
      <text:p text:style-name="P3"><text:span text:style-name="Source_20_Text"><text:s text:c="4"/>public String getState() {</text:span></text:p>
      <text:p text:style-name="P3"><text:span text:style-name="Source_20_Text"><text:s text:c="8"/>return state;</text:span></text:p>
      <text:p text:style-name="P3"><text:span text:style-name="Source_20_Text"><text:s text:c="4"/>}</text:span></text:p>
      <text:p text:style-name="P1"><text:span text:style-name="Source_20_Text">}</text:span></text:p>
      <text:h text:style-name="P4" text:outline-level="4">Servicio <text:span text:style-name="Source_20_Text">Caretaker</text:span> Funcional</text:h>
      <text:p text:style-name="P2">java</text:p>
      <text:p text:style-name="P2">Copiar código</text:p>
      <text:p text:style-name="P3"><text:span text:style-name="Source_20_Text">package com.example.demo.service;</text:span></text:p>
      <text:p text:style-name="P3"/>
      <text:p text:style-name="P3"><text:span text:style-name="Source_20_Text">import com.example.demo.model.Memento;</text:span></text:p>
      <text:p text:style-name="P3"><text:span text:style-name="Source_20_Text">import java.util.ArrayList;</text:span></text:p>
      <text:p text:style-name="P3"><text:span text:style-name="Source_20_Text">import java.util.List;</text:span></text:p>
      <text:p text:style-name="P3"><text:span text:style-name="Source_20_Text">import java.util.function.IntFunction;</text:span></text:p>
      <text:p text:style-name="P3"/>
      <text:p text:style-name="P3"><text:span text:style-name="Source_20_Text">public class Caretaker {</text:span></text:p>
      <text:p text:style-name="P3"><text:span text:style-name="Source_20_Text"><text:s text:c="4"/>private final List&lt;Memento&gt; mementoList = new ArrayList&lt;&gt;();</text:span></text:p>
      <text:p text:style-name="P3"/>
      <text:p text:style-name="P3"><text:span text:style-name="Source_20_Text"><text:s text:c="4"/>public void addMemento(Memento memento) {</text:span></text:p>
      <text:p text:style-name="P3"><text:span text:style-name="Source_20_Text"><text:s text:c="8"/>mementoList.add(memento);</text:span></text:p>
      <text:p text:style-name="P3"><text:span text:style-name="Source_20_Text"><text:s text:c="4"/>}</text:span></text:p>
      <text:p text:style-name="P3"/>
      <text:p text:style-name="P3"><text:span text:style-name="Source_20_Text"><text:s text:c="4"/>public Memento getMemento(int index) {</text:span></text:p>
      <text:p text:style-name="P3"><text:span text:style-name="Source_20_Text"><text:s text:c="8"/>return mementoList.get(index);</text:span></text:p>
      <text:p text:style-name="P3"><text:span text:style-name="Source_20_Text"><text:s text:c="4"/>}</text:span></text:p>
      <text:p text:style-name="P3"/>
      <text:p text:style-name="P3"><text:span text:style-name="Source_20_Text"><text:s text:c="4"/>// Función que retorna una función para obtener mementos basado en su índice</text:span></text:p>
      <text:p text:style-name="P3"><text:span text:style-name="Source_20_Text"><text:s text:c="4"/>public IntFunction&lt;Memento&gt; mementoGetter() {</text:span></text:p>
      <text:p text:style-name="P3"><text:span text:style-name="Source_20_Text"><text:s text:c="8"/>return index -&gt; mementoList.get(index);</text:span></text:p>
      <text:p text:style-name="P3"><text:span text:style-name="Source_20_Text"><text:s text:c="4"/>}</text:span></text:p>
      <text:p text:style-name="P1"><text:span text:style-name="Source_20_Text">}</text:span></text:p>
      <text:h text:style-name="P4" text:outline-level="4">Ejemplo de Uso Funcional</text:h>
      <text:p text:style-name="P15">Supongamos que queremos manejar las transiciones de estado y almacenamiento de mementos utilizando un enfoque más funcional:</text:p>
      <text:p text:style-name="P2">java</text:p>
      <text:p text:style-name="P2">Copiar código</text:p>
      <text:p text:style-name="P3"><text:span text:style-name="Source_20_Text">import com.example.demo.model.Item;</text:span></text:p>
      <text:p text:style-name="P3"><text:span text:style-name="Source_20_Text">import com.example.demo.model.Memento;</text:span></text:p>
      <text:p text:style-name="P3"><text:span text:style-name="Source_20_Text">import com.example.demo.service.Caretaker;</text:span></text:p>
      <text:p text:style-name="P3"/>
      <text:p text:style-name="P3"><text:span text:style-name="Source_20_Text">import java.util.function.Function;</text:span></text:p>
      <text:p text:style-name="P3"/>
      <text:p text:style-name="P3"><text:span text:style-name="Source_20_Text">public class FunctionalExample {</text:span></text:p>
      <text:p text:style-name="P3"/>
      <text:p text:style-name="P3"><text:span text:style-name="Source_20_Text"><text:s text:c="4"/>public static void main(String[] args) {</text:span></text:p>
      <text:p text:style-name="P3"><text:span text:style-name="Source_20_Text"><text:s text:c="8"/>Caretaker caretaker = new Caretaker();</text:span></text:p>
      <text:p text:style-name="P3"><text:span text:style-name="Source_20_Text"><text:s text:c="8"/>Item initialItem = new Item("available");</text:span></text:p>
      <text:p text:style-name="P3"/>
      <text:p text:style-name="P3"><text:soft-page-break/><text:span text:style-name="Source_20_Text"><text:s text:c="8"/>Function&lt;String, Item&gt; changeState = state -&gt; {</text:span></text:p>
      <text:p text:style-name="P3"><text:span text:style-name="Source_20_Text"><text:s text:c="12"/>Item newItem = initialItem.changeState(state);</text:span></text:p>
      <text:p text:style-name="P3"><text:span text:style-name="Source_20_Text"><text:s text:c="12"/>caretaker.addMemento(new Memento(newItem.getState()));</text:span></text:p>
      <text:p text:style-name="P3"><text:span text:style-name="Source_20_Text"><text:s text:c="12"/>return newItem;</text:span></text:p>
      <text:p text:style-name="P3"><text:span text:style-name="Source_20_Text"><text:s text:c="8"/>};</text:span></text:p>
      <text:p text:style-name="P3"/>
      <text:p text:style-name="P3"><text:span text:style-name="Source_20_Text"><text:s text:c="8"/>Item reservedItem = changeState.apply("reserved");</text:span></text:p>
      <text:p text:style-name="P3"><text:span text:style-name="Source_20_Text"><text:s text:c="8"/>Item soldItem = changeState.apply("sold");</text:span></text:p>
      <text:p text:style-name="P3"/>
      <text:p text:style-name="P3"><text:span text:style-name="Source_20_Text"><text:s text:c="8"/>// Uso de la función de getter del caretaker</text:span></text:p>
      <text:p text:style-name="P3"><text:span text:style-name="Source_20_Text"><text:s text:c="8"/>System.out.println("Restored to: " + caretaker.mementoGetter().apply(0).getState()); // Debería mostrar "reserved"</text:span></text:p>
      <text:p text:style-name="P3"><text:span text:style-name="Source_20_Text"><text:s text:c="4"/>}</text:span></text:p>
      <text:p text:style-name="P1"><text:span text:style-name="Source_20_Text">}</text:span></text:p>
      <text:h text:style-name="P5" text:outline-level="3">Ventajas de la Refactorización Funcional</text:h>
      <text:list xml:id="list5336187855798726636" text:style-name="L8">
        <text:list-item>
          <text:p text:style-name="P14"><text:span text:style-name="Strong_20_Emphasis">Inmutabilidad:</text:span> Reducir los errores en entornos concurrentes y mejorar la claridad del código.</text:p>
        </text:list-item>
        <text:list-item>
          <text:p text:style-name="P14"><text:span text:style-name="Strong_20_Emphasis">Funciones como ciudadanos de primera clase:</text:span> Permite pasar comportamientos y lógicas de manera más flexible, facilitando, por ejemplo, las pruebas unitarias y la reutilización de código.</text:p>
        </text:list-item>
        <text:list-item>
          <text:p text:style-name="P23"><text:span text:style-name="Strong_20_Emphasis">Reducción de efectos secundarios:</text:span> Las funciones puras (que no alteran el estado externo y cuyo resultado solo depende de sus entradas) son más fáciles de entender, predecir y depurar.</text:p>
        </text:list-item>
      </text:list>
      <text:p text:style-name="P15">Esta refactorización muestra cómo la programación funcional puede mejorar la estructura y la robustez de una aplicación Java, enfocándose en la inmutabilidad y las funciones de primera clase para gestionar el estado de manera eficiente y segur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5-16T16:50:02.66</meta:creation-date>
    <dc:date>2024-05-16T17:16:15.40</dc:date>
    <meta:editing-duration>PT26M11S</meta:editing-duration>
    <meta:editing-cycles>3</meta:editing-cycles>
    <meta:generator>OpenOffice/4.1.15$Win32 OpenOffice.org_project/4115m2$Build-9813</meta:generator>
    <meta:document-statistic meta:table-count="0" meta:image-count="0" meta:object-count="0" meta:page-count="9" meta:paragraph-count="270" meta:word-count="1618" meta:character-count="13083"/>
  </office:meta>
</office:document-meta>
</file>